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42ade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00fd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4">1</text:span><text:span text:style-name="T2">.</text:span><text:span text:style-name="T7">4</text:span><text:span text:style-name="T3">.</text:span><text:span text:style-name="T8">2</text:span><text:span text:style-name="T4">.</text:span><text:span text:style-name="T1"> </text:span><text:span text:style-name="T7">L</text:span><text:span text:style-name="T5">udo </text:span><text:span text:style-name="T7">loco</text:span><text:span text:style-name="T5">, toma </text:span><text:span text:style-name="T6">2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0T10:48:28.001000000</dc:date>
    <meta:editing-duration>PT4H26M50S</meta:editing-duration>
    <meta:editing-cycles>7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6" meta:character-count="35" meta:non-whitespace-character-count="30"/>
  </office:meta>
</office:document-meta>
</file>